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28">
            <text:p>28</text:p>
          </table:table-cell>
          <table:table-cell table:style-name="ce25" office:value-type="string">
            <text:p>Xerox emitidos no mês</text:p>
          </table:table-cell>
          <table:table-cell table:style-name="ce31" table:formula="oooc:=[.C4]*0.3" office:value-type="float" office:value="8.4">
            <text:p>8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9">
            <text:p>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8]*0.3" office:value-type="float" office:value="6.3">
            <text:p>6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28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 08/2008</text:p>
          </table:table-cell>
          <table:table-cell table:style-name="ce31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2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 09/2008</text:p>
          </table:table-cell>
          <table:table-cell table:style-name="ce31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26">
            <text:p>26</text:p>
          </table:table-cell>
          <table:table-cell table:style-name="ce29" office:value-type="string">
            <text:p>Xerox emitidos no mês</text:p>
          </table:table-cell>
          <table:table-cell table:style-name="ce32" table:formula="oooc:=[.C47]*0.3" office:value-type="float" office:value="7.8">
            <text:p>7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2" table:formula="oooc:=[.C61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DUBOM</text:p>
          </table:table-cell>
          <table:table-cell table:style-name="ce25" office:value-type="float" office:value="34">
            <text:p>34</text:p>
          </table:table-cell>
          <table:table-cell table:style-name="ce29" office:value-type="string">
            <text:p>Xerox emitidos no mês</text:p>
          </table:table-cell>
          <table:table-cell table:style-name="ce32" table:formula="oooc:=[.C67]*0.3" office:value-type="float" office:value="10.2">
            <text:p>10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8">
            <text:p>10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76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9">
            <text:p>5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79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91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7">
            <text:p>18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9">
            <text:p>10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ALMIUNA</text:p>
          </table:table-cell>
          <table:table-cell table:style-name="ce25" office:value-type="float" office:value="29">
            <text:p>2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4]*0.3" office:value-type="float" office:value="8.7">
            <text:p>8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6">
            <text:p>10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84">
            <text:p>84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13">
            <text:p>13</text:p>
          </table:table-cell>
          <table:table-cell table:style-name="ce29" office:value-type="string">
            <text:p>Xerox emitidos no mês</text:p>
          </table:table-cell>
          <table:table-cell table:style-name="ce32" table:formula="oooc:=[.C142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78">
            <text:p>7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6">
            <text:p>9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5">
            <text:p>75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style-name="ce34" table:number-columns-repeated="251"/>
        </table:table-row>
        <table:table-row table:style-name="ro1" table:number-rows-repeated="65374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1">
          <table:sort>
            <table:sort-by table:field-number="1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2">02/10/2008</text:date>, <text:time>11:01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arlos Augusto Marcicano</meta:initial-creator>
    <meta:creation-date>2007-08-03T15:08:45</meta:creation-date>
    <dc:creator>Carlos Augusto Marcicano</dc:creator>
    <dc:date>2008-10-02T11:01:45</dc:date>
    <meta:printed-by>Carlos Augusto Marcicano</meta:printed-by>
    <meta:print-date>2007-09-27T11:53:34</meta:print-date>
    <dc:language>pt-BR</dc:language>
    <meta:editing-cycles>529</meta:editing-cycles>
    <meta:editing-duration>P1DT6H34M38S</meta:editing-duration>
    <meta:user-defined meta:name="Info 1"/>
    <meta:user-defined meta:name="Info 2"/>
    <meta:user-defined meta:name="Info 3"/>
    <meta:user-defined meta:name="Info 4"/>
    <meta:document-statistic meta:table-count="2" meta:cell-count="1869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